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lack-Lato" svg:font-family="Slack-Lato, appleLog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1c1d" style:font-name="Times New Roman" fo:font-size="12pt" fo:letter-spacing="normal" fo:font-style="normal" fo:font-weight="normal" style:font-size-asian="12pt" style:font-size-complex="12pt"/>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1c1d" style:font-name="Times New Roman" fo:font-size="12pt" fo:letter-spacing="normal" fo:font-style="normal" fo:font-weight="bold" style:font-size-asian="12pt" style:font-size-complex="12pt"/>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list-style-name="L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5"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6" style:family="paragraph" style:parent-style-name="Text_20_body" style:list-style-name="L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7" style:family="paragraph" style:parent-style-name="Text_20_body">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8" style:family="paragraph" style:parent-style-name="Text_20_body" style:list-style-name="L1">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9" style:family="paragraph" style:parent-style-name="Text_20_body" style:list-style-name="L2">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0" style:family="paragraph" style:parent-style-name="Text_20_body" style:list-style-name="L3">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1" style:family="paragraph" style:parent-style-name="Text_20_body" style:list-style-name="L4">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2" style:family="paragraph" style:parent-style-name="Text_20_body" style:list-style-name="L5">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3" style:family="paragraph" style:parent-style-name="Text_20_body" style:list-style-name="L6">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4" style:family="paragraph" style:parent-style-name="Text_20_body" style:list-style-name="L7">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5" style:family="paragraph" style:parent-style-name="Text_20_body" style:list-style-name="L8">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6" style:family="paragraph" style:parent-style-name="Text_20_body" style:list-style-name="L9">
      <style:paragraph-properties fo:margin-left="0.741cm" fo:margin-right="0cm" fo:margin-top="0cm" fo:margin-bottom="0cm" fo:line-height="146%"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7" style:family="paragraph" style:parent-style-name="Text_20_body" style:list-style-name="L10">
      <style:paragraph-properties fo:margin-left="0.741cm" fo:margin-right="0cm" fo:margin-top="0cm" fo:margin-bottom="0cm" fo:line-height="146%"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18" style:family="paragraph" style:parent-style-name="Text_20_body" style:list-style-name="L6">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bold" style:font-size-asian="12pt" style:font-size-complex="12pt"/>
    </style:style>
    <style:style style:name="P19" style:family="paragraph" style:parent-style-name="Text_20_body" style:list-style-name="L2">
      <style:paragraph-properties fo:margin-left="0.741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style:font-size-asian="12pt" style:font-size-complex="12pt"/>
    </style:style>
    <style:style style:name="P20" style:family="paragraph" style:parent-style-name="Text_20_body" style:list-style-name="L9">
      <style:paragraph-properties fo:margin-left="0.741cm" fo:margin-right="0cm" fo:margin-top="0cm" fo:margin-bottom="0cm" fo:line-height="146%" fo:text-align="start" style:justify-single-word="false" fo:orphans="2" fo:widows="2" fo:text-indent="0cm" style:auto-text-indent="false" fo:padding="0cm" fo:border="none"/>
      <style:text-properties style:font-name="Times New Roman" fo:font-size="12pt" style:font-size-asian="12pt" style:font-size-complex="12pt"/>
    </style:style>
    <style:style style:name="P21" style:family="paragraph" style:parent-style-name="Text_20_body">
      <style:paragraph-properties fo:margin-top="0cm" fo:margin-bottom="0.106cm" fo:line-height="146%" fo:text-align="start" style:justify-single-word="false" fo:orphans="2" fo:widows="2"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paragraph-properties fo:margin-left="0cm" fo:margin-right="0cm" fo:text-align="start" style:justify-single-word="false" fo:orphans="2" fo:widows="2" fo:text-indent="0cm" style:auto-text-indent="false"/>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font-size-asian="12pt" style:font-size-complex="12pt"/>
    </style:style>
    <style:style style:name="P25" style:family="paragraph" style:parent-style-name="Standard">
      <style:paragraph-properties fo:margin-left="0cm" fo:margin-right="0cm" fo:margin-top="0cm" fo:margin-bottom="0.499cm" fo:text-align="start" style:justify-single-word="false" fo:orphans="2" fo:widows="2" fo:text-indent="0cm" style:auto-text-indent="false"/>
      <style:text-properties fo:font-variant="normal" fo:text-transform="none" fo:color="#1d1c1d" style:font-name="Times New Roman" fo:font-size="12pt" fo:letter-spacing="normal" fo:font-style="normal" fo:font-weight="normal" style:font-size-asian="12pt" style:font-size-complex="12pt"/>
    </style:style>
    <style:style style:name="P26" style:family="paragraph" style:parent-style-name="Standard">
      <style:paragraph-properties fo:margin-left="0cm" fo:margin-right="0cm" fo:margin-top="0cm" fo:margin-bottom="0.499cm" fo:text-align="start" style:justify-single-word="false" fo:orphans="2" fo:widows="2" fo:text-indent="0cm" style:auto-text-indent="false"/>
      <style:text-properties fo:font-variant="normal" fo:text-transform="none" fo:color="#1d1c1d" style:font-name="Times New Roman" fo:font-size="12pt" fo:letter-spacing="normal" fo:font-style="normal" fo:font-weight="bold" style:font-size-asian="12pt" style:font-size-complex="12pt"/>
    </style:style>
    <style:style style:name="P27"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c1d" style:font-name="Times New Roman"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fo:font-style="normal" fo:font-weight="normal"/>
    </style:style>
    <style:style style:name="T3" style:family="text">
      <style:text-properties fo:font-style="normal" fo:font-weight="bold"/>
    </style:style>
    <style:style style:name="T4" style:family="text">
      <style:text-properties fo:font-variant="normal" fo:text-transform="none" fo:color="#1d1c1d"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1d1c1d" style:font-name="Times New Roman" fo:font-size="12pt" fo:letter-spacing="normal" fo:font-style="normal" fo:font-weight="bold" style:font-size-asian="12pt" style:font-size-complex="12pt"/>
    </style:style>
    <style:style style:name="T6" style:family="text">
      <style:text-properties fo:font-variant="normal" fo:text-transform="none" fo:color="#1d1c1d" style:font-name="Times New Roman" fo:font-size="12pt" fo:letter-spacing="normal" fo:font-style="normal" fo:font-weight="normal" style:font-size-asian="12pt" style:font-size-complex="12pt"/>
    </style:style>
    <style:style style:name="T7" style:family="text">
      <style:text-properties fo:font-variant="normal" fo:text-transform="none" fo:color="#1d1c1d" fo:letter-spacing="normal" fo:font-style="normal" fo:font-weight="normal"/>
    </style:style>
    <style:style style:name="T8"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Season Pass Implementation setup for Game Factory</text:span></text:p>
      <text:p text:style-name="P25">Redemption’s goal is to make it as easy and efficient as possible for the art team at Game Factory to implement each art variation for the Season Pass feature.</text:p>
      <text:p text:style-name="P25">The prefabs and scripts are set up to support naming conventions to locate and assign the art appropriately<text:span text:style-name="T1">.</text:span></text:p>
      <text:p text:style-name="Standard"><text:span text:style-name="T6">The core art has been optimized for slicing, mirroring, etc. in the SeasonPass art folders. It would be best practice to format all future to these original assets dimensions art for easy swapping of seasonal artwork.</text:span></text:p>
      <text:p text:style-name="Standard"><text:span text:style-name="T6"/></text:p>
      <text:p text:style-name="Standard"><text:span text:style-name="T6">------------</text:span></text:p>
      <text:p text:style-name="Standard"/>
      <text:p text:style-name="P25"><text:span text:style-name="T1">Season Pass Themed Art - Game Factory art updates</text:span></text:p>
      <text:p text:style-name="P25">For the different Seasons, here are the items that will need to be updated each season and where they should be placed</text:p>
      <text:p text:style-name="P25">Most all of the Main UI and specially themed art components are exported to a new them</text:p>
      <text:p text:style-name="P25"><text:span text:style-name="T1">HUD NOTIFICATION - Assets &gt; Redemption &gt; Art &gt; UI &gt; SeasonPass &gt; Notifications</text:span></text:p>
      <text:list xml:id="list8545779266358771961" text:style-name="L1">
        <text:list-item>
          <text:p text:style-name="P8">Follow naming conventions of previous art, but swap the “Default” for the new theme name</text:p>
          <text:p text:style-name="P5"/>
        </text:list-item>
        <text:list-item>
          <text:p text:style-name="P5">Special case art placements</text:p>
          <text:p text:style-name="P5"/>
        </text:list-item>
      </text:list>
      <text:list xml:id="list3751192701575932884" text:style-name="L2">
        <text:list-item>
          <text:p text:style-name="P9">Chase Prize (Hamster) Avatar</text:p>
        </text:list-item>
        <text:list-item>
          <text:p text:style-name="P19"><text:span text:style-name="T2"><text:s/>- Export </text:span><text:span text:style-name="T3">84x84 </text:span><text:span text:style-name="T2">image into </text:span><text:span text:style-name="T3">Assets &gt; Redemption &gt; Art &gt; UI &gt; Icons &gt; ProfilePictures</text:span></text:p>
        </text:list-item>
        <text:list-item>
          <text:p text:style-name="P9">Set as addressable</text:p>
        </text:list-item>
        <text:list-item>
          <text:p text:style-name="P9">Season Progression Info Popup Image</text:p>
        </text:list-item>
        <text:list-item>
          <text:p text:style-name="P9">Export <text:span text:style-name="T1">580x312 </text:span>to <text:span text:style-name="T1">Assets &gt; Redemption &gt; Art &gt; UI &gt; Panos</text:span></text:p>
        </text:list-item>
        <text:list-item>
          <text:p text:style-name="P9">Set as addressable</text:p>
        </text:list-item>
      </text:list>
      <text:p text:style-name="P7"/>
      <text:p text:style-name="P27">------------</text:p>
      <text:p text:style-name="P27"/>
      <text:p text:style-name="P3"><text:span text:style-name="T5">Note:</text:span></text:p>
      <text:p text:style-name="P3"><text:span text:style-name="T6">The art in which Game Factory will most likely never need to be altered is all placed in this folder:</text:span></text:p>
      <text:p text:style-name="P3"><text:span text:style-name="T6">Assets &gt; Redemption &gt; Art &gt; UI &gt; SeasonPass &gt; Common</text:span></text:p>
      <text:p text:style-name="P3"><text:span text:style-name="T6">-------------</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oft-page-break/><text:span text:style-name="T5">Suggestions for Main UI:</text:span></text:p>
      <text:p text:style-name="P3"><text:span text:style-name="T5">Step 1: Create art to spec</text:span></text:p>
      <text:list xml:id="list4023220536648770858" text:style-name="L3">
        <text:list-item>
          <text:p text:style-name="P10"><text:s/>Use the provided <text:span text:style-name="T1">Season_Pass_Component_Valentines_2020.psd </text:span>for all sizes and art specs.</text:p>
          <text:p text:style-name="P4"/>
        </text:list-item>
      </text:list>
      <text:p text:style-name="P1"><text:span text:style-name="T1">Step 2: Make new Theme folder</text:span></text:p>
      <text:list xml:id="list1537796662429156554" text:style-name="L4">
        <text:list-item>
          <text:p text:style-name="P11"><text:s/>Create in A<text:span text:style-name="T1">ssets &gt; Redemption &gt; Art &gt; UI &gt; SeasonPass &gt; Themes</text:span></text:p>
          <text:p text:style-name="P11"><text:span text:style-name="T1"/></text:p>
        </text:list-item>
      </text:list>
      <text:p text:style-name="P2">Step 3: Exporting from PSD.</text:p>
      <text:list xml:id="list2919787838338457575" text:style-name="L5">
        <text:list-item>
          <text:p text:style-name="P12"><text:s/>Suggested way is to export each layer from the layer itself so it’s trimmed with the effects. Note that some layers need to be exported within the smart object for specific alpha channel size to make the correct alignments in the prefabs and for easier swapping. These will be exported from Photoshop using <text:span text:style-name="T1">File → Export → Quick Export as PNG</text:span>. Locate layers with ”Export open SmartObject” for these specific needs. Also note the current names are setup to match the needed naming convention for easy exporting. The only change will need to be the theme name in the string.</text:p>
          <text:p text:style-name="P6"/>
        </text:list-item>
      </text:list>
      <text:p text:style-name="P3"><text:span text:style-name="T5">Step 4: Add to Content Collection</text:span><text:span text:style-name="T6"><text:line-break/>Create a new content collection by using the menu option below:<text:line-break/>Name the content collection SeasonPass_Theme_{ThemeName}.For each image you added, Add an entry in the content collection matching the </text:span><text:a xlink:type="simple" xlink:href="https://docs.google.com/spreadsheets/u/0/d/1EnsHNJlwyiNQWvvu1-5MFhefJjprpwvGB1oHZljOJVs/edit" office:target-frame-name="_blank" xlink:show="new" text:style-name="Internet_20_link" text:visited-style-name="Visited_20_Internet_20_Link"><text:span text:style-name="T4">Final Naming Convention</text:span></text:a><text:span text:style-name="T6"> in the naming conventions sheet. For an example, see the SeasonPass_Theme_Valentines content collection.</text:span></text:p>
      <text:p text:style-name="P3"><text:span text:style-name="T5">Step 5: Create themed Font Materials</text:span></text:p>
      <text:list xml:id="list2323794929322307088" text:style-name="L6">
        <text:list-item>
          <text:p text:style-name="P13">Three font materials will altered for the purposes of a new theme</text:p>
        </text:list-item>
        <text:list-item>
          <text:p text:style-name="P18">PTSans Season Pass Free Quantity &lt;theme name&gt;</text:p>
        </text:list-item>
        <text:list-item>
          <text:p text:style-name="P18">PTSans Season Pass Header &lt;theme name&gt;</text:p>
        </text:list-item>
        <text:list-item>
          <text:p text:style-name="P18">PTSans Season Pass Message &lt;theme name&gt;</text:p>
          <text:p text:style-name="P18"/>
        </text:list-item>
      </text:list>
      <text:p text:style-name="P2">Step 6: Create/Implement themed particle system</text:p>
      <text:list xml:id="list3008651460884751924" text:style-name="L7">
        <text:list-item>
          <text:p text:style-name="P14">Keep the movement and sizes about the same. Most likely, we will only need to call a new sprite that suits the theme and also alter the color of that sprite within the particle system.</text:p>
        </text:list-item>
        <text:list-item>
          <text:p text:style-name="P14">Save with an updated name to match theme naming convention.</text:p>
        </text:list-item>
        <text:list-item>
          <text:p text:style-name="P14">There will need to be a version for Landscape and Portrait</text:p>
        </text:list-item>
      </text:list>
      <text:p text:style-name="P22"/>
      <text:p text:style-name="P26"/>
      <text:p text:style-name="P26"/>
      <text:p text:style-name="P26"/>
      <text:p text:style-name="P26"/>
      <text:p text:style-name="P26"/>
      <text:p text:style-name="P26"/>
      <text:p text:style-name="P26"/>
      <text:p text:style-name="P26"/>
      <text:p text:style-name="P26"><text:soft-page-break/>How to check the Theme is working and all art is aligned well:</text:p>
      <text:list xml:id="list5913591540106157996" text:style-name="L8">
        <text:list-item>
          <text:p text:style-name="P15">The best way to check that the theme is working is to Run the game to verify with the theme switcher located in the SeasonPassMainPopup prefab</text:p>
        </text:list-item>
      </text:list>
      <text:p text:style-name="P22"/>
      <text:p text:style-name="P22"/>
      <text:p text:style-name="P24"><text:span text:style-name="T7">Check Spine Character(s)</text:span> </text:p>
      <text:p text:style-name="P23"><text:a xlink:type="simple" xlink:href="https://docs.google.com/spreadsheets/d/1EnsHNJlwyiNQWvvu1-5MFhefJjprpwvGB1oHZljOJVs/edit#gid=0" text:style-name="Internet_20_link" text:visited-style-name="Visited_20_Internet_20_Link"><text:span text:style-name="T8">https://docs.google.com/spreadsheets/d/1EnsHNJlwyiNQWvvu1-5MFhefJjprpwvGB1oHZljOJVs/edit#gid=0</text:span></text:a></text:p>
      <text:p text:style-name="P24"/>
      <text:list xml:id="list2919089859628326103" text:style-name="L9">
        <text:list-item>
          <text:p text:style-name="P20"><text:span text:style-name="T7">Check each prefab that the character is facing correct direction (usually inward to the art) and animating the idle state</text:span></text:p>
        </text:list-item>
        <text:list-item>
          <text:p text:style-name="P16">For the Chase Prize Hamster, A special loop is made for the Progression Info Popup for when the player levels up to a higher tier (Silver, Gold, etc.). Check that those special animations are working ok.</text:p>
        </text:list-item>
        <text:list-item>
          <text:p text:style-name="P16">Match up the sizing of the hamster to the body size of the Chef Hamster best you can. This can be done by changing the scale in the spine prefab. For instance, the “Spine_Hamster_Valentines” hamster needed some scaling in the rect transform to look appropriate in all cases. It’s a good idea to review all the prefabs that call the spine file. <text:s/>Drag/Drop the prefab to the spine anchor, toggle on/off the fallback image of the chef hamster to view best. Be sure to check Landscape and Portrait formats for the main popup.</text:p>
        </text:list-item>
      </text:list>
      <text:p text:style-name="P21">Look for art alignment issues all around the UI</text:p>
      <text:list xml:id="list3916440653097087983" text:style-name="L10">
        <text:list-item>
          <text:p text:style-name="P17">Since that art in some cases need to be pixel perfect, special attention may be needed for all the tiles, insets, frames, etc. Check in both Portrait and Landscape to be sure everything lines up to the original theme.</text:p>
        </text:list-item>
        <text:list-item>
          <text:p text:style-name="P17">Special attention might be needed for spacing around the text on the hanging sign off the pedestal since the shape of the art changes from theme to theme. There is code support to rest to their native size once swapped in.</text:p>
        </text:list-item>
        <text:list-item>
          <text:p text:style-name="P17">Header art treatment could be an issue.</text:p>
        </text:list-item>
        <text:list-item>
          <text:p text:style-name="P17">Decorative frame art should tile nice and have good spacing to hide the fact that it is a tiled sprite.</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lack-Lato" svg:font-family="Slack-Lato, appleLog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24S</meta:editing-duration>
    <meta:editing-cycles>4</meta:editing-cycles>
    <meta:generator>OpenOffice/4.1.2$Win32 OpenOffice.org_project/412m3$Build-9782</meta:generator>
    <dc:date>2021-02-05T13:17:10.41</dc:date>
    <dc:creator>Filip Kulaszyński</dc:creator>
    <meta:document-statistic meta:table-count="0" meta:image-count="0" meta:object-count="0" meta:page-count="3" meta:paragraph-count="51" meta:word-count="877" meta:character-count="4996"/>
    <meta:user-defined meta:name="Info 1"/>
    <meta:user-defined meta:name="Info 2"/>
    <meta:user-defined meta:name="Info 3"/>
    <meta:user-defined meta:name="Info 4"/>
  </office:meta>
</office:document-meta>
</file>